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138.26" calcext:value-type="float">
            <text:p>138.26</text:p>
          </table:table-cell>
          <table:table-cell office:value-type="float" office:value="344.19" calcext:value-type="float">
            <text:p>34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09" calcext:value-type="float">
            <text:p>138.09</text:p>
          </table:table-cell>
          <table:table-cell office:value-type="float" office:value="343.88" calcext:value-type="float">
            <text:p>343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344.07" calcext:value-type="float">
            <text:p>344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.39" calcext:value-type="float">
            <text:p>138.39</text:p>
          </table:table-cell>
          <table:table-cell office:value-type="float" office:value="344.59" calcext:value-type="float">
            <text:p>344.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.65" calcext:value-type="float">
            <text:p>138.65</text:p>
          </table:table-cell>
          <table:table-cell office:value-type="float" office:value="345.05" calcext:value-type="float">
            <text:p>345.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.73" calcext:value-type="float">
            <text:p>139.73</text:p>
          </table:table-cell>
          <table:table-cell office:value-type="float" office:value="347.07" calcext:value-type="float">
            <text:p>347.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.35" calcext:value-type="float">
            <text:p>138.35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3751516" calcext:value-type="float">
            <text:p>37515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.23" calcext:value-type="float">
            <text:p>138.23</text:p>
          </table:table-cell>
          <table:table-cell office:value-type="float" office:value="344.13" calcext:value-type="float">
            <text:p>344.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.25" calcext:value-type="float">
            <text:p>138.25</text:p>
          </table:table-cell>
          <table:table-cell office:value-type="float" office:value="344.33" calcext:value-type="float">
            <text:p>344.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.19" calcext:value-type="float">
            <text:p>140.19</text:p>
          </table:table-cell>
          <table:table-cell office:value-type="float" office:value="348.61" calcext:value-type="float">
            <text:p>348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.75" calcext:value-type="float">
            <text:p>139.75</text:p>
          </table:table-cell>
          <table:table-cell office:value-type="float" office:value="348.36" calcext:value-type="float">
            <text:p>348.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.17" calcext:value-type="float">
            <text:p>139.17</text:p>
          </table:table-cell>
          <table:table-cell office:value-type="float" office:value="345.58" calcext:value-type="float">
            <text:p>345.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string" calcext:value-type="string">
            <text:p><text:s/>inf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0.74" calcext:value-type="float">
            <text:p>140.74</text:p>
          </table:table-cell>
          <table:table-cell office:value-type="float" office:value="350.41" calcext:value-type="float">
            <text:p>350.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.64" calcext:value-type="float">
            <text:p>140.64</text:p>
          </table:table-cell>
          <table:table-cell office:value-type="float" office:value="350.24" calcext:value-type="float">
            <text:p>350.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0.89" calcext:value-type="float">
            <text:p>140.89</text:p>
          </table:table-cell>
          <table:table-cell office:value-type="float" office:value="350.82" calcext:value-type="float">
            <text:p>350.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.73" calcext:value-type="float">
            <text:p>140.73</text:p>
          </table:table-cell>
          <table:table-cell office:value-type="float" office:value="350.36" calcext:value-type="float">
            <text:p>350.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1.14" calcext:value-type="float">
            <text:p>141.14</text:p>
          </table:table-cell>
          <table:table-cell office:value-type="float" office:value="350.69" calcext:value-type="float">
            <text:p>350.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.35" calcext:value-type="float">
            <text:p>143.35</text:p>
          </table:table-cell>
          <table:table-cell office:value-type="float" office:value="356.93" calcext:value-type="float">
            <text:p>356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.79" calcext:value-type="float">
            <text:p>142.79</text:p>
          </table:table-cell>
          <table:table-cell office:value-type="float" office:value="356.33" calcext:value-type="float">
            <text:p>356.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4.71" calcext:value-type="float">
            <text:p>144.71</text:p>
          </table:table-cell>
          <table:table-cell office:value-type="float" office:value="374.33" calcext:value-type="float">
            <text:p>374.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3.27" calcext:value-type="float">
            <text:p>143.27</text:p>
          </table:table-cell>
          <table:table-cell office:value-type="float" office:value="3751641.75" calcext:value-type="float">
            <text:p>3751641.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05" calcext:value-type="float">
            <text:p>160.05</text:p>
          </table:table-cell>
          <table:table-cell office:value-type="float" office:value="399.9" calcext:value-type="float">
            <text:p>399.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4.21" calcext:value-type="float">
            <text:p>144.21</text:p>
          </table:table-cell>
          <table:table-cell office:value-type="float" office:value="359.95" calcext:value-type="float">
            <text:p>359.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3.29" calcext:value-type="float">
            <text:p>143.29</text:p>
          </table:table-cell>
          <table:table-cell office:value-type="string" calcext:value-type="string">
            <text:p><text:s/>inf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.48" calcext:value-type="float">
            <text:p>154.48</text:p>
          </table:table-cell>
          <table:table-cell office:value-type="float" office:value="385.17" calcext:value-type="float">
            <text:p>385.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6.36" calcext:value-type="float">
            <text:p>156.36</text:p>
          </table:table-cell>
          <table:table-cell office:value-type="float" office:value="385.53" calcext:value-type="float">
            <text:p>385.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1.02" calcext:value-type="float">
            <text:p>161.02</text:p>
          </table:table-cell>
          <table:table-cell office:value-type="float" office:value="400.88" calcext:value-type="float">
            <text:p>400.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6.34" calcext:value-type="float">
            <text:p>146.34</text:p>
          </table:table-cell>
          <table:table-cell office:value-type="float" office:value="363.71" calcext:value-type="float">
            <text:p>363.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5.72" calcext:value-type="float">
            <text:p>145.72</text:p>
          </table:table-cell>
          <table:table-cell office:value-type="string" calcext:value-type="string">
            <text:p><text:s/>inf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356.78" calcext:value-type="float">
            <text:p>356.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3.35" calcext:value-type="float">
            <text:p>143.35</text:p>
          </table:table-cell>
          <table:table-cell office:value-type="string" calcext:value-type="string">
            <text:p><text:s/>inf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0.89" calcext:value-type="float">
            <text:p>160.89</text:p>
          </table:table-cell>
          <table:table-cell office:value-type="float" office:value="400.64" calcext:value-type="float">
            <text:p>400.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359.88" calcext:value-type="float">
            <text:p>359.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.31" calcext:value-type="float">
            <text:p>150.31</text:p>
          </table:table-cell>
          <table:table-cell office:value-type="float" office:value="367.42" calcext:value-type="float">
            <text:p>367.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7.81" calcext:value-type="float">
            <text:p>147.81</text:p>
          </table:table-cell>
          <table:table-cell office:value-type="float" office:value="363.27" calcext:value-type="float">
            <text:p>363.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3.28" calcext:value-type="float">
            <text:p>143.28</text:p>
          </table:table-cell>
          <table:table-cell office:value-type="float" office:value="356.73" calcext:value-type="float">
            <text:p>356.7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3.18" calcext:value-type="float">
            <text:p>143.18</text:p>
          </table:table-cell>
          <table:table-cell office:value-type="float" office:value="356.56" calcext:value-type="float">
            <text:p>356.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4.87" calcext:value-type="float">
            <text:p>144.87</text:p>
          </table:table-cell>
          <table:table-cell office:value-type="float" office:value="361.61" calcext:value-type="float">
            <text:p>361.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3.26" calcext:value-type="float">
            <text:p>143.26</text:p>
          </table:table-cell>
          <table:table-cell office:value-type="float" office:value="356.65" calcext:value-type="float">
            <text:p>356.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5.71" calcext:value-type="float">
            <text:p>145.71</text:p>
          </table:table-cell>
          <table:table-cell office:value-type="string" calcext:value-type="string">
            <text:p><text:s/>inf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5.94" calcext:value-type="float">
            <text:p>145.94</text:p>
          </table:table-cell>
          <table:table-cell office:value-type="string" calcext:value-type="string">
            <text:p><text:s/>inf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362.99" calcext:value-type="float">
            <text:p>362.9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359.3" calcext:value-type="float">
            <text:p>359.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.95" calcext:value-type="float">
            <text:p>145.95</text:p>
          </table:table-cell>
          <table:table-cell office:value-type="float" office:value="363.4" calcext:value-type="float">
            <text:p>363.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5.28" calcext:value-type="float">
            <text:p>145.28</text:p>
          </table:table-cell>
          <table:table-cell office:value-type="float" office:value="361.92" calcext:value-type="float">
            <text:p>361.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5.77" calcext:value-type="float">
            <text:p>145.77</text:p>
          </table:table-cell>
          <table:table-cell office:value-type="float" office:value="363" calcext:value-type="float">
            <text:p>3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3.44" calcext:value-type="float">
            <text:p>143.44</text:p>
          </table:table-cell>
          <table:table-cell office:value-type="float" office:value="357.18" calcext:value-type="float">
            <text:p>357.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363" calcext:value-type="float">
            <text:p>3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9.87" calcext:value-type="float">
            <text:p>159.87</text:p>
          </table:table-cell>
          <table:table-cell office:value-type="float" office:value="399.59" calcext:value-type="float">
            <text:p>399.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3.56" calcext:value-type="float">
            <text:p>163.56</text:p>
          </table:table-cell>
          <table:table-cell office:value-type="string" calcext:value-type="string">
            <text:p><text:s/>inf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3.52" calcext:value-type="float">
            <text:p>163.52</text:p>
          </table:table-cell>
          <table:table-cell office:value-type="float" office:value="407.12" calcext:value-type="float">
            <text:p>407.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3.43" calcext:value-type="float">
            <text:p>163.43</text:p>
          </table:table-cell>
          <table:table-cell office:value-type="string" calcext:value-type="string">
            <text:p><text:s/>ovf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0.07" calcext:value-type="float">
            <text:p>160.07</text:p>
          </table:table-cell>
          <table:table-cell office:value-type="float" office:value="397.13" calcext:value-type="float">
            <text:p>397.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5.85" calcext:value-type="float">
            <text:p>145.85</text:p>
          </table:table-cell>
          <table:table-cell office:value-type="string" calcext:value-type="string">
            <text:p><text:s/>inf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362.83" calcext:value-type="float">
            <text:p>362.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4.11" calcext:value-type="float">
            <text:p>404.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6.42" calcext:value-type="float">
            <text:p>156.42</text:p>
          </table:table-cell>
          <table:table-cell office:value-type="string" calcext:value-type="string">
            <text:p><text:s/>inf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.89" calcext:value-type="float">
            <text:p>159.89</text:p>
          </table:table-cell>
          <table:table-cell office:value-type="float" office:value="395.37" calcext:value-type="float">
            <text:p>395.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3.57" calcext:value-type="float">
            <text:p>163.57</text:p>
          </table:table-cell>
          <table:table-cell office:value-type="string" calcext:value-type="string">
            <text:p><text:s/>inf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.52" calcext:value-type="float">
            <text:p>163.52</text:p>
          </table:table-cell>
          <table:table-cell office:value-type="float" office:value="407.11" calcext:value-type="float">
            <text:p>407.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.44" calcext:value-type="float">
            <text:p>163.44</text:p>
          </table:table-cell>
          <table:table-cell office:value-type="float" office:value="407" calcext:value-type="float">
            <text:p>40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3.51" calcext:value-type="float">
            <text:p>163.51</text:p>
          </table:table-cell>
          <table:table-cell office:value-type="float" office:value="407.1" calcext:value-type="float">
            <text:p>407.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3.57" calcext:value-type="float">
            <text:p>163.57</text:p>
          </table:table-cell>
          <table:table-cell office:value-type="float" office:value="407.24" calcext:value-type="float">
            <text:p>407.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3.43" calcext:value-type="float">
            <text:p>163.43</text:p>
          </table:table-cell>
          <table:table-cell office:value-type="string" calcext:value-type="string">
            <text:p><text:s/>inf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3.55" calcext:value-type="float">
            <text:p>163.55</text:p>
          </table:table-cell>
          <table:table-cell office:value-type="float" office:value="407.18" calcext:value-type="float">
            <text:p>407.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3.51" calcext:value-type="float">
            <text:p>163.51</text:p>
          </table:table-cell>
          <table:table-cell office:value-type="float" office:value="407.1" calcext:value-type="float">
            <text:p>407.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3.43" calcext:value-type="float">
            <text:p>163.43</text:p>
          </table:table-cell>
          <table:table-cell office:value-type="string" calcext:value-type="string">
            <text:p><text:s/>ovf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3.54" calcext:value-type="float">
            <text:p>163.54</text:p>
          </table:table-cell>
          <table:table-cell office:value-type="float" office:value="407.15" calcext:value-type="float">
            <text:p>407.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3.53" calcext:value-type="float">
            <text:p>163.53</text:p>
          </table:table-cell>
          <table:table-cell office:value-type="string" calcext:value-type="string">
            <text:p><text:s/>inf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3.41" calcext:value-type="float">
            <text:p>163.41</text:p>
          </table:table-cell>
          <table:table-cell office:value-type="float" office:value="406.93" calcext:value-type="float">
            <text:p>406.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3.54" calcext:value-type="float">
            <text:p>163.54</text:p>
          </table:table-cell>
          <table:table-cell office:value-type="float" office:value="459578464" calcext:value-type="float">
            <text:p>4595784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3.52" calcext:value-type="float">
            <text:p>163.52</text:p>
          </table:table-cell>
          <table:table-cell office:value-type="float" office:value="407.16" calcext:value-type="float">
            <text:p>407.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3.43" calcext:value-type="float">
            <text:p>163.43</text:p>
          </table:table-cell>
          <table:table-cell office:value-type="float" office:value="406.99" calcext:value-type="float">
            <text:p>406.9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3.57" calcext:value-type="float">
            <text:p>163.57</text:p>
          </table:table-cell>
          <table:table-cell office:value-type="float" office:value="407.25" calcext:value-type="float">
            <text:p>407.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3.57" calcext:value-type="float">
            <text:p>163.57</text:p>
          </table:table-cell>
          <table:table-cell office:value-type="float" office:value="407.38" calcext:value-type="float">
            <text:p>407.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3.41" calcext:value-type="float">
            <text:p>163.41</text:p>
          </table:table-cell>
          <table:table-cell office:value-type="float" office:value="406.92" calcext:value-type="float">
            <text:p>406.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3.58" calcext:value-type="float">
            <text:p>163.58</text:p>
          </table:table-cell>
          <table:table-cell office:value-type="float" office:value="407.27" calcext:value-type="float">
            <text:p>407.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3.53" calcext:value-type="float">
            <text:p>163.53</text:p>
          </table:table-cell>
          <table:table-cell office:value-type="float" office:value="407.28" calcext:value-type="float">
            <text:p>407.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5.74" calcext:value-type="float">
            <text:p>145.74</text:p>
          </table:table-cell>
          <table:table-cell office:value-type="float" office:value="362.92" calcext:value-type="float">
            <text:p>362.9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3.52" calcext:value-type="float">
            <text:p>163.52</text:p>
          </table:table-cell>
          <table:table-cell office:value-type="float" office:value="409.99" calcext:value-type="float">
            <text:p>409.9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3.44" calcext:value-type="float">
            <text:p>163.44</text:p>
          </table:table-cell>
          <table:table-cell office:value-type="float" office:value="407.06" calcext:value-type="float">
            <text:p>407.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3.47" calcext:value-type="float">
            <text:p>163.47</text:p>
          </table:table-cell>
          <table:table-cell office:value-type="string" calcext:value-type="string">
            <text:p><text:s/>inf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3.53" calcext:value-type="float">
            <text:p>163.53</text:p>
          </table:table-cell>
          <table:table-cell office:value-type="string" calcext:value-type="string">
            <text:p><text:s/>ovf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1.46" calcext:value-type="float">
            <text:p>161.46</text:p>
          </table:table-cell>
          <table:table-cell office:value-type="float" office:value="402.53" calcext:value-type="float">
            <text:p>402.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4.9" calcext:value-type="float">
            <text:p>154.9</text:p>
          </table:table-cell>
          <table:table-cell office:value-type="string" calcext:value-type="string">
            <text:p><text:s/>inf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0.96" calcext:value-type="float">
            <text:p>160.96</text:p>
          </table:table-cell>
          <table:table-cell office:value-type="float" office:value="400.77" calcext:value-type="float">
            <text:p>400.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5.73" calcext:value-type="float">
            <text:p>145.73</text:p>
          </table:table-cell>
          <table:table-cell office:value-type="float" office:value="362.89" calcext:value-type="float">
            <text:p>362.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4.78" calcext:value-type="float">
            <text:p>144.78</text:p>
          </table:table-cell>
          <table:table-cell office:value-type="float" office:value="359.85" calcext:value-type="float">
            <text:p>359.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3.28" calcext:value-type="float">
            <text:p>143.28</text:p>
          </table:table-cell>
          <table:table-cell office:value-type="float" office:value="356.71" calcext:value-type="float">
            <text:p>356.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4.68" calcext:value-type="float">
            <text:p>144.68</text:p>
          </table:table-cell>
          <table:table-cell office:value-type="float" office:value="361.35" calcext:value-type="float">
            <text:p>361.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3.86" calcext:value-type="float">
            <text:p>143.86</text:p>
          </table:table-cell>
          <table:table-cell office:value-type="float" office:value="357.31" calcext:value-type="float">
            <text:p>357.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5.81" calcext:value-type="float">
            <text:p>145.81</text:p>
          </table:table-cell>
          <table:table-cell office:value-type="float" office:value="363.01" calcext:value-type="float">
            <text:p>363.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0.92" calcext:value-type="float">
            <text:p>160.92</text:p>
          </table:table-cell>
          <table:table-cell office:value-type="float" office:value="400.71" calcext:value-type="float">
            <text:p>400.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9.38" calcext:value-type="float">
            <text:p>149.38</text:p>
          </table:table-cell>
          <table:table-cell office:value-type="float" office:value="374.78" calcext:value-type="float">
            <text:p>374.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.01" calcext:value-type="float">
            <text:p>161.01</text:p>
          </table:table-cell>
          <table:table-cell office:value-type="float" office:value="400.86" calcext:value-type="float">
            <text:p>400.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358.26" calcext:value-type="float">
            <text:p>358.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3.41" calcext:value-type="float">
            <text:p>143.41</text:p>
          </table:table-cell>
          <table:table-cell office:value-type="float" office:value="357.04" calcext:value-type="float">
            <text:p>357.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string" calcext:value-type="string">
            <text:p><text:s/>ovf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71" calcext:value-type="float">
            <text:p>145.71</text:p>
          </table:table-cell>
          <table:table-cell office:value-type="string" calcext:value-type="string">
            <text:p><text:s/>ovf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5.95" calcext:value-type="float">
            <text:p>145.95</text:p>
          </table:table-cell>
          <table:table-cell office:value-type="float" office:value="363.42" calcext:value-type="float">
            <text:p>363.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.97" calcext:value-type="float">
            <text:p>160.97</text:p>
          </table:table-cell>
          <table:table-cell office:value-type="float" office:value="400.8" calcext:value-type="float">
            <text:p>400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.9" calcext:value-type="float">
            <text:p>160.9</text:p>
          </table:table-cell>
          <table:table-cell office:value-type="string" calcext:value-type="string">
            <text:p><text:s/>inf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.45" calcext:value-type="float">
            <text:p>143.45</text:p>
          </table:table-cell>
          <table:table-cell office:value-type="string" calcext:value-type="string">
            <text:p><text:s/>inf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3.31" calcext:value-type="float">
            <text:p>143.31</text:p>
          </table:table-cell>
          <table:table-cell office:value-type="float" office:value="356.8" calcext:value-type="float">
            <text:p>356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.19" calcext:value-type="float">
            <text:p>143.19</text:p>
          </table:table-cell>
          <table:table-cell office:value-type="float" office:value="356.57" calcext:value-type="float">
            <text:p>356.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356.8" calcext:value-type="float">
            <text:p>356.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3.29" calcext:value-type="float">
            <text:p>143.29</text:p>
          </table:table-cell>
          <table:table-cell office:value-type="float" office:value="356.74" calcext:value-type="float">
            <text:p>356.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3.17" calcext:value-type="float">
            <text:p>143.17</text:p>
          </table:table-cell>
          <table:table-cell office:value-type="float" office:value="356.51" calcext:value-type="float">
            <text:p>356.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.03" calcext:value-type="float">
            <text:p>161.03</text:p>
          </table:table-cell>
          <table:table-cell office:value-type="float" office:value="400.93" calcext:value-type="float">
            <text:p>400.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.97" calcext:value-type="float">
            <text:p>160.97</text:p>
          </table:table-cell>
          <table:table-cell office:value-type="float" office:value="400.74" calcext:value-type="float">
            <text:p>400.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.74" calcext:value-type="float">
            <text:p>146.74</text:p>
          </table:table-cell>
          <table:table-cell office:value-type="float" office:value="359.79" calcext:value-type="float">
            <text:p>359.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.29" calcext:value-type="float">
            <text:p>143.29</text:p>
          </table:table-cell>
          <table:table-cell office:value-type="string" calcext:value-type="string">
            <text:p><text:s/>ovf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.54" calcext:value-type="float">
            <text:p>163.54</text:p>
          </table:table-cell>
          <table:table-cell office:value-type="string" calcext:value-type="string">
            <text:p><text:s/>ovf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.43" calcext:value-type="float">
            <text:p>163.43</text:p>
          </table:table-cell>
          <table:table-cell office:value-type="float" office:value="406.98" calcext:value-type="float">
            <text:p>406.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.44" calcext:value-type="float">
            <text:p>155.44</text:p>
          </table:table-cell>
          <table:table-cell office:value-type="string" calcext:value-type="string">
            <text:p><text:s/>inf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.59" calcext:value-type="float">
            <text:p>163.59</text:p>
          </table:table-cell>
          <table:table-cell office:value-type="float" office:value="407.28" calcext:value-type="float">
            <text:p>407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.69" calcext:value-type="float">
            <text:p>142.69</text:p>
          </table:table-cell>
          <table:table-cell office:value-type="float" office:value="354.94" calcext:value-type="float">
            <text:p>354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.31" calcext:value-type="float">
            <text:p>143.31</text:p>
          </table:table-cell>
          <table:table-cell office:value-type="float" office:value="356.81" calcext:value-type="float">
            <text:p>356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.92" calcext:value-type="float">
            <text:p>140.92</text:p>
          </table:table-cell>
          <table:table-cell office:value-type="float" office:value="350.96" calcext:value-type="float">
            <text:p>35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.66" calcext:value-type="float">
            <text:p>140.66</text:p>
          </table:table-cell>
          <table:table-cell office:value-type="float" office:value="4273.41" calcext:value-type="float">
            <text:p>4273.4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29:38.306084246</meta:creation-date>
    <dc:date>2018-11-27T11:42:48.303739335</dc:date>
    <meta:editing-duration>PT2M59S</meta:editing-duration>
    <meta:editing-cycles>1</meta:editing-cycles>
    <meta:document-statistic meta:table-count="1" meta:cell-count="367" meta:object-count="0"/>
    <meta:generator>LibreOffice/6.0.6.2$Linux_X86_64 LibreOffice_project/00m0$Build-2</meta:generator>
  </office:meta>
</office:document-meta>
</file>